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iotischer Faktor Temperatur</text:h>
      <text:p text:style-name="Text_20_body">Die Temperatur beeinflusst die Lebensweise von Tieren extrem, die Lebensvorgänge von Lebewesen hängen davon, in welchen Temperaturumfeld sich die Lebewesen befinden. So vermehren sich Schaben am besten bei ihrem Temperaturoptimum und sterben bei Temperaturen unter oder über ihrem Temperaturtoleranzbereich. </text:p>
      <text:p text:style-name="Text_20_body">Bergmannsche Regel:</text:p>
      <text:p text:style-name="Text_20_body">Die Bergmannsche Regel beschreibt den Zusammenhang von Körperproportion und geografischer Verbreitung, da meint, dass Tiere an einem kälteren Ort größer sind als die selbe Spezies an einem wärmeren Ort. </text:p>
      <text:p text:style-name="Text_20_body">Allensche Regel:</text:p>
      <text:p text:style-name="Text_20_body">Die Allensche Regel beschreibt den Zusammenhang von Größe der Körperanhänge und der Klimazone, das heißt, dass Tiere in wärmeren Gebieten meist größere Körperanhänge wie Ohren haben, als die selbe Spezies in einer wärmeren Klimazone; den größere Körperanhänge sorgen für eine bessere Wärmeabg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meta:editing-cycles>
    <meta:creation-date>2020-06-22T09:59:07.95</meta:creation-date>
    <meta:editing-duration>PT4M26S</meta:editing-duration>
    <meta:generator>OpenOffice/4.1.7$Win32 OpenOffice.org_project/417m1$Build-9800</meta:generator>
    <meta:initial-creator>Caspar Kroll</meta:initial-creator>
    <meta:document-statistic meta:table-count="0" meta:image-count="0" meta:object-count="0" meta:page-count="1" meta:paragraph-count="6" meta:word-count="117" meta:character-count="871"/>
    <dc:date>2020-06-22T10:19:04.03</dc:date>
    <dc:creator>Caspar Kroll</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AppData/Roaming/OpenOffice/4/user/template/Normal.ott" meta:date="2020-06-22T09:58:59.65"/>
  </office:meta>
</office:document-meta>
</file>